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First_20_Paragraph">
      <style:text-properties style:font-name="Liberation Serif" officeooo:paragraph-rsid="001b27f2"/>
    </style:style>
    <style:style style:name="P2" style:family="paragraph" style:parent-style-name="First_20_Paragraph">
      <style:text-properties officeooo:paragraph-rsid="001b27f2"/>
    </style:style>
    <style:style style:name="P3" style:family="paragraph" style:parent-style-name="Text_20_body">
      <style:text-properties style:font-name="Liberation Serif" officeooo:rsid="0025c90b" officeooo:paragraph-rsid="001b27f2"/>
    </style:style>
    <style:style style:name="P4" style:family="paragraph" style:parent-style-name="Text_20_body">
      <style:text-properties style:font-name="Liberation Serif" officeooo:paragraph-rsid="001b27f2"/>
    </style:style>
    <style:style style:name="P5" style:family="paragraph" style:parent-style-name="Text_20_body">
      <style:text-properties officeooo:paragraph-rsid="001b27f2"/>
    </style:style>
    <style:style style:name="T1" style:family="text">
      <style:text-properties officeooo:rsid="00273fd6"/>
    </style:style>
    <style:style style:name="T2" style:family="text">
      <style:text-properties officeooo:rsid="0027cfbb"/>
    </style:style>
    <style:style style:name="T3" style:family="text">
      <style:text-properties officeooo:rsid="002786d5"/>
    </style:style>
    <style:style style:name="T4" style:family="text">
      <style:text-properties officeooo:rsid="0028a4a2"/>
    </style:style>
    <style:style style:name="T5" style:family="text">
      <style:text-properties style:font-name="Liberation Serif"/>
    </style:style>
    <style:style style:name="T6" style:family="text">
      <style:text-properties officeooo:rsid="00241ba6"/>
    </style:style>
    <style:style style:name="T7" style:family="text">
      <style:text-properties officeooo:rsid="0025c90b"/>
    </style:style>
    <style:style style:name="T8" style:family="text">
      <style:text-properties officeooo:rsid="002628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a xlink:type="simple" xlink:href="https://www.ag.ndsu.edu/aben-plans/5186.pdf" text:style-name="Internet_20_link" text:visited-style-name="Visited_20_Internet_20_Link"><text:span text:style-name="T5">Cabin inspiration</text:span></text:a></text:p>
      <text:p text:style-name="P1"><text:span text:style-name="T6">Coyote held up the small wooden figurine. “It almost looks like you, doesn’t it?” </text:span><text:span text:style-name="T7">H</text:span><text:span text:style-name="T6">e asked the young doe grazing in his front yard. She glanced up at him and watched as he continued to </text:span><text:span text:style-name="T7">shape the figurine with his carving knife. A small beep sounded from inside the cabin Coyote called home. Coyote stood up and brushed the small wood chips off his pants, “Looks like I have another job offer.”</text:span></text:p>
      <text:p text:style-name="P3">The cabin’s front door opened into a large central room <text:span text:style-name="T8">that served as the living room, bedroom, and kitchen. To the left</text:span><text:span text:style-name="T1">,</text:span><text:span text:style-name="T8"> </text:span><text:span text:style-name="T1">stood a small table that could seat two people. </text:span><text:span text:style-name="T8">To the right was the living area with a sofa, </text:span><text:span text:style-name="T1">a</text:span><text:span text:style-name="T3"> </text:span><text:span text:style-name="T8">lamp, and a dresser. Further into the room stood a full-size bed and a small night table. A bathroom was hidden behind the wall the bed’s headboard rested against, </text:span><text:span text:style-name="T1">i</text:span><text:span text:style-name="T8">nside was a traditional bathtub and a small toilet. </text:span><text:span text:style-name="T1">Beside the bathroom </text:span><text:span text:style-name="T8">was a small kitchen with a tabletop stove and </text:span><text:span text:style-name="T1">a </text:span><text:span text:style-name="T8">sink. </text:span><text:span text:style-name="T3">The ceiling featured two medium-sized windows to let in the sun during the day and the stars at night. Solar panels took up the remaining ceiling real estate and provided the power to live comfortably. </text:span><text:span text:style-name="T1">The fourteen-by-twenty square-foot cabin was built by </text:span><text:span text:style-name="T3">Coyote</text:span><text:span text:style-name="T1"> and his father nearly twenty years ago </text:span><text:span text:style-name="T3">and the </text:span><text:span text:style-name="T1">dark wood had aged well . </text:span><text:span text:style-name="T3">D</text:span><text:span text:style-name="T1">espite Coyote’s large savings, he never felt the need to upgrade to a bigger house; </text:span><text:span text:style-name="T3">t</text:span><text:span text:style-name="T1">his was the perfect home for him.</text:span></text:p>
      <text:p text:style-name="P4"><text:span text:style-name="T1">Coyote sat down on the table and woke up his laptop. Sure enough, a new email sat in his inbox. Coyote read through the six-digit job offer before typing out a short reply and hitting send. </text:span><text:span text:style-name="T2">He sighed, h</text:span><text:span text:style-name="T3">is employer was sending him to the Dominican Republic </text:span><text:span text:style-name="T2">to carry out another hit on a religious group. Coyote grabbed his coat, a duffle bag, and the keys to his truck before heading out. The young doe that was keeping him company in the morning was no where in site as Coyote started up his Jeep and drove off </text:span><text:span text:style-name="T4">towards the south.</text:span></text:p>
      <text:p text:style-name="Horizontal_20_Line"/>
      <text:p text:style-name="P2">An hour later, Coyote walked into a small abandoned airport and began flight preparations for the small cargo plane that would be carrying him to his destination. Nearly a decade ago, Coyote had discovered the airport while going over a map of the surrounding area. It used to house cargo for a town about ten miles north but had been closed down when the town opened another bigger, more modern one closer to the border. Now, it was only used by Coyote to store winter supplies and a cargo plane to carry them.</text:p>
      <text:p text:style-name="P5">It didn’t take long before Coyote was guiding the plane onto the runway and lifting her up into the sky. It took another four hours before he landed in a rural airport in the Dominican Republic. The keepers of the airport nodded at him and went about their own tasks. Coyote smiled to himself, it was nice to be able to travel and not be noticed or questioned. The Agency had their hands in nearly every place and workarounds for the those they didn't, you only needed to be a recognized member of the Agency and all their resources would be available for you.</text:p>
      <text:p text:style-name="P5">A small car waited for Coyote outside the airport and he drove about fifteen minutes to his assigned safe house. He knocked on the door and a housekeeper smiled shyly at him as she opened the door. Coyote nodded at her and immediately lapsed into Spanish as he questioned her about the state of the house and nearby locations. In two minutes, the housekeeper was comfortable enough to look him in the eye for five seconds and answer his questions without hesitation. Coyote thanked her for her work, paid her, and watched as she gathered all her things and lef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rst_20_Paragraph" style:display-name="First Paragraph" style:family="paragraph">
      <style:paragraph-properties fo:margin-top="0in" fo:margin-bottom="0.0972in" style:contextual-spacing="false" fo:line-height="115%"/>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20:30:48.896247894</meta:creation-date>
    <dc:date>2023-05-06T20:32:07.093291984</dc:date>
    <meta:editing-duration>PT1M21S</meta:editing-duration>
    <meta:editing-cycles>1</meta:editing-cycles>
    <meta:document-statistic meta:table-count="0" meta:image-count="0" meta:object-count="0" meta:page-count="1" meta:paragraph-count="7" meta:word-count="645" meta:character-count="3537" meta:non-whitespace-character-count="2899"/>
    <meta:generator>LibreOffice/7.5.2.2$Linux_X86_64 LibreOffice_project/50$Build-2</meta:generator>
  </office:meta>
</office:document-meta>
</file>